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52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26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1" fo:font-size="36pt" style:text-underline-style="none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style:font-name="Segoe UI Semibold" fo:font-size="28pt" fo:font-style="normal" fo:text-shadow="none" style:text-underline-style="solid" style:text-underline-width="auto" style:text-underline-color="font-color" fo:font-weight="bold" style:font-size-asian="28pt" style:font-style-asian="normal" style:font-weight-asian="bold" style:font-size-complex="28pt" style:font-style-complex="normal" style:font-weight-complex="bold"/>
    </style:style>
    <style:style style:name="T2" style:family="text">
      <style:text-properties style:font-name="Segoe UI1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style:font-name="Segoe UI1" fo:font-size="36pt" fo:font-style="normal" fo:text-shadow="none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4" style:family="text">
      <style:text-properties fo:color="#ce181e" style:font-name="Segoe UI" fo:font-size="36pt" fo:font-style="normal" fo:text-shadow="none" style:text-underline-style="none" fo:font-weight="bold" style:font-name-asian="Segoe UI" style:font-size-asian="36pt" style:font-style-asian="normal" style:font-weight-asian="bold" style:font-name-complex="Segoe UI" style:font-size-complex="36pt" style:font-style-complex="normal" style:font-weight-complex="bold"/>
    </style:style>
    <style:style style:name="T5" style:family="text">
      <style:text-properties style:font-name="Segoe UI1" fo:font-size="36pt" fo:font-style="normal" fo:text-shadow="none" style:text-underline-style="none" fo:font-weight="bold" style:font-name-asian="Segoe UI" style:font-size-asian="36pt" style:font-style-asian="normal" style:font-weight-asian="bold" style:font-name-complex="Segoe UI" style:font-size-complex="36pt" style:font-style-complex="normal" style:font-weight-complex="bold"/>
    </style:style>
    <style:style style:name="T6" style:family="text">
      <style:text-properties style:font-name="Segoe U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063cm" svg:x="1.778cm" svg:y="0.762cm">
          <draw:text-box>
            <text:p text:style-name="P1"><text:span text:style-name="T1">HYMN #798</text:span></text:p>
            <text:p text:style-name="P1"><text:span text:style-name="T2">“</text:span><text:span text:style-name="T2">The God of Abraham Prais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1. The God of Abr'ham praise,</text:span></text:p>
            <text:p text:style-name="P1"><text:span text:style-name="T3">Who reigns enthroned above;</text:span></text:p>
            <text:p text:style-name="P1"><text:span text:style-name="T3">Ancient of everlasting days</text:span></text:p>
            <text:p text:style-name="P1"><text:span text:style-name="T3">And God of l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Jehovah, great I AM!</text:span></text:p>
            <text:p text:style-name="P1"><text:span text:style-name="T3">By earth and heav'n confessed;</text:span></text:p>
            <text:p text:style-name="P1"><text:span text:style-name="T3">I bow and bless the sacred name</text:span></text:p>
            <text:p text:style-name="P1"><text:span text:style-name="T3">Forever bl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2. The God of Abr'ham praise,</text:span></text:p>
            <text:p text:style-name="P1"><text:span text:style-name="T3">At whose supreme command</text:span></text:p>
            <text:p text:style-name="P1"><text:span text:style-name="T3">From earth I rise and seek the joys</text:span></text:p>
            <text:p text:style-name="P1"><text:span text:style-name="T3">At His right h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I all on earth forsake,</text:span></text:p>
            <text:p text:style-name="P1"><text:span text:style-name="T3">Its wisdom, fame, and pow'r,</text:span></text:p>
            <text:p text:style-name="P1"><text:span text:style-name="T3">And Him my only portion make,</text:span></text:p>
            <text:p text:style-name="P1"><text:span text:style-name="T3">My shield and tow'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3. The God of Abr'ham praise,</text:span></text:p>
            <text:p text:style-name="P1"><text:span text:style-name="T3">Whose all-sufficient grace</text:span></text:p>
            <text:p text:style-name="P1"><text:span text:style-name="T3">Shall guide me all my pilgrim days</text:span></text:p>
            <text:p text:style-name="P1"><text:span text:style-name="T3">In all my way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He deigns to call me friend;</text:span></text:p>
            <text:p text:style-name="P1"><text:span text:style-name="T3">He calls Himself my God.</text:span></text:p>
            <text:p text:style-name="P1"><text:span text:style-name="T3">And He shall save me to the end</text:span></text:p>
            <text:p text:style-name="P1"><text:span text:style-name="T3">Through Jesus'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4. He by Himself has sworn;</text:span></text:p>
            <text:p text:style-name="P1"><text:span text:style-name="T3">I on His oath depend.</text:span></text:p>
            <text:p text:style-name="P1"><text:span text:style-name="T3">I shall, on eagle wings upborne,</text:span></text:p>
            <text:p text:style-name="P1"><text:span text:style-name="T3">To heav'n asce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I shall behold His face,</text:span></text:p>
            <text:p text:style-name="P1"><text:span text:style-name="T3">I shall His pow'r adore</text:span></text:p>
            <text:p text:style-name="P1"><text:span text:style-name="T3">And sing the wonders of His grace</text:span></text:p>
            <text:p text:style-name="P1"><text:span text:style-name="T3">Foreverm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5. Though nature's strength decay,</text:span></text:p>
            <text:p text:style-name="P1"><text:span text:style-name="T3">And earth and hell withstand,</text:span></text:p>
            <text:p text:style-name="P1"><text:span text:style-name="T3">To Canaan's bounds I urge my way</text:span></text:p>
            <text:p text:style-name="P1"><text:span text:style-name="T3">At His comman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The wat'ry deep I pass,</text:span></text:p>
            <text:p text:style-name="P1"><text:span text:style-name="T3">With Jesus in my view,</text:span></text:p>
            <text:p text:style-name="P1"><text:span text:style-name="T3">And through the howling wilderness</text:span></text:p>
            <text:p text:style-name="P1"><text:span text:style-name="T3">My way pursu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6. The goodly land I see,</text:span></text:p>
            <text:p text:style-name="P1"><text:span text:style-name="T3">With peace and plenty blest:</text:span></text:p>
            <text:p text:style-name="P1"><text:span text:style-name="T3">A land of sacred liberty</text:span></text:p>
            <text:p text:style-name="P1"><text:span text:style-name="T3">And endless res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There milk and honey flow,</text:span></text:p>
            <text:p text:style-name="P1"><text:span text:style-name="T3">And oil and wine abound,</text:span></text:p>
            <text:p text:style-name="P1"><text:span text:style-name="T3">And trees of life forever grow</text:span></text:p>
            <text:p text:style-name="P1"><text:span text:style-name="T3">With mercy crowne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7. There dwells the Lord our king,</text:span></text:p>
            <text:p text:style-name="P1"><text:span text:style-name="T3">The Lord our righteousness,</text:span></text:p>
            <text:p text:style-name="P1"><text:span text:style-name="T3">Triumphant o'er the world and sin,</text:span></text:p>
            <text:p text:style-name="P1"><text:span text:style-name="T3">The Prince of Peac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On Zion's sacred height</text:span></text:p>
            <text:p text:style-name="P1"><text:span text:style-name="T3">His kingdom He maintains</text:span></text:p>
            <text:p text:style-name="P1"><text:span text:style-name="T3">And glorious with His saints in light</text:span></text:p>
            <text:p text:style-name="P1"><text:span text:style-name="T3">Forever reign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8. The God who reigns on high</text:span></text:p>
            <text:p text:style-name="P1"><text:span text:style-name="T3">The great archangels sing,</text:span></text:p>
            <text:p text:style-name="P1"><text:span text:style-name="T3">And, "Holy, holy, holy!" cry,</text:span></text:p>
            <text:p text:style-name="P1"><text:span text:style-name="T3">"Almighty King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3">Who was and is the same</text:span></text:p>
            <text:p text:style-name="P1"><text:span text:style-name="T3">And evermore shall be;</text:span></text:p>
            <text:p text:style-name="P1"><text:span text:style-name="T3">Jehovah, Father, Great I AM!</text:span></text:p>
            <text:p text:style-name="P1"><text:span text:style-name="T3">We worship Thee!"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3" draw:text-style-name="P4" draw:layer="layout" svg:width="24.384cm" svg:height="7.011cm" svg:x="1.778cm" svg:y="0.762cm">
          <draw:text-box>
            <text:p text:style-name="P1"><text:span text:style-name="T4">▲</text:span><text:span text:style-name="T5"> </text:span><text:span text:style-name="T3">9. The whole triumphant host</text:span></text:p>
            <text:p text:style-name="P1"><text:span text:style-name="T3">Give thanks to God on high.</text:span></text:p>
            <text:p text:style-name="P1"><text:span text:style-name="T3">"Hail, Father, Son, and Holy Ghost!"</text:span></text:p>
            <text:p text:style-name="P1"><text:span text:style-name="T3">They ever cr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4" draw:text-style-name="P4" draw:layer="layout" svg:width="24.384cm" svg:height="10.771cm" svg:x="1.778cm" svg:y="0.762cm">
          <draw:text-box>
            <text:p text:style-name="P1"><text:span text:style-name="T3">Hail, Abr'ham's God and mine!</text:span></text:p>
            <text:p text:style-name="P1"><text:span text:style-name="T3">I join the heav'nly lays:</text:span></text:p>
            <text:p text:style-name="P1"><text:span text:style-name="T3">All might and majesty are Thine,</text:span></text:p>
            <text:p text:style-name="P1"><text:span text:style-name="T3">And endless praise!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><text:s text:c="12"/></text:span><text:span text:style-name="T6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" svg:font-family="'Segoe U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1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2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2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1T22:05:08.078000000</meta:creation-date>
    <dc:title>1030 worship</dc:title>
    <meta:editing-duration>PT16M57S</meta:editing-duration>
    <meta:editing-cycles>9</meta:editing-cycles>
    <meta:generator>LibreOffice/6.0.6.2$Windows_X86_64 LibreOffice_project/0c292870b25a325b5ed35f6b45599d2ea4458e77</meta:generator>
    <dc:date>2018-12-11T20:35:12.217000000</dc:date>
    <meta:document-statistic meta:object-count="78"/>
  </office:meta>
</office:document-meta>
</file>